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ff3333" style:font-name="Times New Roman" fo:font-size="13pt" style:font-size-asian="13pt" style:font-name-complex="Arial" style:font-size-complex="13pt"/>
    </style:style>
    <style:style style:name="P5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8" style:family="paragraph" style:parent-style-name="Standard" style:list-style-name="L4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9" style:family="paragraph" style:parent-style-name="Standard" style:list-style-name="L5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0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top="0in" fo:margin-bottom="0in"/>
      <style:text-properties fo:color="#ff333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cture 5</text:p>
      <text:p text:style-name="P1">cat: Mammal, Interface1,Interface2,... <text:s text:c="4"/>only one base class, but multiple interfaces</text:p>
      <text:p text:style-name="P1"/>
      <text:p text:style-name="P4"/>
      <text:p text:style-name="P1"><text:span text:style-name="T1">const</text:span> – final, literal, defined on the same line, cant be changed</text:p>
      <text:p text:style-name="P1">can computed with other const , inherently staic, </text:p>
      <text:p text:style-name="P1"><text:span text:style-name="T1">readonly</text:span>- constructor finishes and provides a value</text:p>
      <text:p text:style-name="P1">need one, but <text:span text:style-name="T1">can't </text:span>change it, private usually</text:p>
      <text:p text:style-name="P1"><text:span text:style-name="T1">virtual override</text:span>- method overring</text:p>
      <text:p text:style-name="P1"><text:span text:style-name="T1">sealed</text:span> – final on class, no inheritance, string sealed</text:p>
      <text:p text:style-name="P1"><text:span text:style-name="T2">sealed</text:span> on method cannot override</text:p>
      <text:p text:style-name="P1"><text:span text:style-name="T1">static</text:span> method works on static variable</text:p>
      <text:p text:style-name="P1">static class, static members, no constructor, contracts the purpose, like namespace</text:p>
      <text:p text:style-name="P1"><text:span text:style-name="T1">partial</text:span>, a class splits into two files, computer generated, custom in another, stitched them </text:p>
      <text:p text:style-name="P1">or method signature and method body seperated</text:p>
      <text:p text:style-name="P2">out <text:span text:style-name="T2">int number,</text:span> method(variable) <text:span text:style-name="T2">must assign value, pass by refrence</text:span></text:p>
      <text:p text:style-name="P2">referece<text:span text:style-name="T2"> method(ref int refArgu), int num = 1, method(ref num), must be assigned first</text:span></text:p>
      <text:p text:style-name="P2"><text:span text:style-name="T2"/></text:p>
      <text:p text:style-name="P2">Async await</text:p>
      <text:p text:style-name="P2">Read() → ReadAsync()</text:p>
      <text:p text:style-name="P2">Write() → WriteAsync()</text:p>
      <text:p text:style-name="P2">read, additional layer of a task, await the result and sign it to a variable</text:p>
      <text:p text:style-name="P2">write, don't need to sign</text:p>
      <text:p text:style-name="P2">change method name ...Async, <text:s/>aync type-&gt; Task&lt;type&gt; / void-&gt; Task signature</text:p>
      <text:p text:style-name="P2">async Task Main</text:p>
      <text:p text:style-name="P2"/>
      <text:p text:style-name="P2"/>
      <text:p text:style-name="P2"/>
      <text:p text:style-name="P2">1 Idpisposable, using <text:s/>stmt, call close()</text:p>
      <text:p text:style-name="P2">2. long -running calls async if other useful work can be done in the meantime</text:p>
      <text:p text:style-name="P3">steps</text:p>
      <text:p text:style-name="P3">1 look for and call the version that has a prefix async</text:p>
      <text:p text:style-name="P3">2 return a Task&lt;&gt; instead, await that task</text:p>
      <text:p text:style-name="P3">3 compile error: method add async, return type Task or Task&lt;T&gt;</text:p>
      <text:p text:style-name="P3"><text:s/>method name + Async</text:p>
      <text:list xml:id="list8885095324738326639" text:style-name="L4">
        <text:list-item>
          <text:p text:style-name="P8">any code that calls this method start from step 1</text:p>
        </text:list-item>
      </text:list>
      <text:p text:style-name="P3">async Task Main()</text:p>
      <text:p text:style-name="P11">rewatch </text:p>
      <text:p text:style-name="P11"/>
      <text:p text:style-name="P2">hashset<text:span text:style-name="T2"> <text:s/>no duplicates, no order, fast to check if has an element, hashtable datestructure</text:span></text:p>
      <text:p text:style-name="P2">dictionary<text:span text:style-name="T2"> : function like a hashmap in Java, dictionary → make a class</text:span></text:p>
      <text:p text:style-name="P2"><text:soft-page-break/>sortedList</text:p>
      <text:p text:style-name="P2"/>
      <text:p text:style-name="P3">after lunch:</text:p>
      <text:p text:style-name="P3">4 pillers of OOP</text:p>
      <text:p text:style-name="P3">abstraction</text:p>
      <text:p text:style-name="P3">classes</text:p>
      <text:p text:style-name="P3">interfaces</text:p>
      <text:p text:style-name="P3">List : Ienumerable</text:p>
      <text:p text:style-name="P3">for a class implements Ienumerable&lt;T&gt;, can use foreachon it</text:p>
      <text:p text:style-name="P3">rewatch</text:p>
      <text:p text:style-name="P3"/>
      <text:p text:style-name="P3">encapsulation</text:p>
      <text:p text:style-name="P3">overloading</text:p>
      <text:p text:style-name="P3">overrring</text:p>
      <text:p text:style-name="P3">delegate</text:p>
      <text:p text:style-name="P3">genreics</text:p>
      <text:p text:style-name="P3">derivedclass</text:p>
      <text:p text:style-name="P3">interface</text:p>
      <text:p text:style-name="P3"/>
      <text:p text:style-name="P3">inheritance</text:p>
      <text:p text:style-name="P3">devrived</text:p>
      <text:p text:style-name="P3">questions likely</text:p>
      <text:p text:style-name="P3"/>
      <text:p text:style-name="P3">SOLID</text:p>
      <text:p text:style-name="P3"/>
      <text:p text:style-name="P3"/>
      <text:p text:style-name="P3"/>
      <text:p text:style-name="P3"/>
      <text:p text:style-name="P3">Open close principle open for extension closed for modification, allows for polymorphism</text:p>
      <text:p text:style-name="P3">liskov sub principle</text:p>
      <text:p text:style-name="P3">interface segregation principle, break up huge interfaces, lose coupling</text:p>
      <text:p text:style-name="P3">dependency inversion principle</text:p>
      <text:p text:style-name="P3">more testable, more flexible</text:p>
      <text:p text:style-name="P3"/>
      <text:p text:style-name="P3">unit testing: one functionality at a time</text:p>
      <text:p text:style-name="P3">one branch of one method at a time, islating that part from the rest</text:p>
      <text:p text:style-name="P3">integration testing: multiple functionality working together</text:p>
      <text:p text:style-name="P3">system testing: test the whole application, automated way</text:p>
      <text:p text:style-name="P3">User-acceptance testing: user evaluate</text:p>
      <text:p text:style-name="P3">functional testing: black box, test functions</text:p>
      <text:p text:style-name="P3"><text:soft-page-break/>manual test automated test</text:p>
      <text:p text:style-name="P3"/>
      <text:p text:style-name="P3">test-driven development</text:p>
      <text:list xml:id="list745335689019389365" text:style-name="L5">
        <text:list-item>
          <text:p text:style-name="P9">skeleton code</text:p>
        </text:list-item>
        <text:list-item>
          <text:p text:style-name="P9">write unit tests for them to fail</text:p>
        </text:list-item>
        <text:list-item>
          <text:p text:style-name="P9">write enough code to make them pass</text:p>
          <text:p text:style-name="P9"/>
        </text:list-item>
      </text:list>
      <text:p text:style-name="P3">Xunit</text:p>
      <text:p text:style-name="P3">Nunit</text:p>
      <text:p text:style-name="P3">MTest</text:p>
      <text:p text:style-name="P3"/>
      <text:p text:style-name="P3">rewatch after break room</text:p>
      <text:p text:style-name="P3"/>
      <text:p text:style-name="P3">fact <text:s/>dont have inputs</text:p>
      <text:p text:style-name="P3">theory have inputs</text:p>
      <text:p text:style-name="P3">output/ logic, but not the same time</text:p>
      <text:p text:style-name="P3"/>
      <text:p text:style-name="P3">RPSgame game = new PRSgame()</text:p>
      <text:p text:style-name="P3">add reference</text:p>
      <text:p text:style-name="P3">works on vidualStudio, but not VS Code, ctrl shift s save all,</text:p>
      <text:p text:style-name="P3">Omnisharp restart to refresh</text:p>
      <text:p text:style-name="P3"/>
      <text:p text:style-name="P3">1.arrange</text:p>
      <text:p text:style-name="P3">2.act</text:p>
      <text:p text:style-name="P3">3.assert</text:p>
      <text:p text:style-name="P3">var score = new Score()</text:p>
      <text:p text:style-name="P3">string result = game.play(move,move,score)</text:p>
      <text:p text:style-name="P3">Assert.Equal(“tie”,result); <text:s/>// expect and actual</text:p>
      <text:p text:style-name="P3">Asssrt.Equal(0,score.lossCount);</text:p>
      <text:p text:style-name="P3"/>
      <text:p text:style-name="P3">test explore</text:p>
      <text:p text:style-name="P3">right click debug()</text:p>
      <text:p text:style-name="P3"/>
      <text:p text:style-name="P3">custom exception : AppilcationException</text:p>
      <text:p text:style-name="P3"/>
      <text:p text:style-name="P3">many places need a method move to a static class static methos</text:p>
      <text:p text:style-name="P3">extension method write (this)</text:p>
      <text:p text:style-name="P3">using Extension</text:p>
      <text:p text:style-name="P3">s.wordCount() <text:s/>WordCOunt()</text:p>
      <text:p text:style-name="P3">syntactic sugar</text:p>
      <text:p text:style-name="P3">LINQ</text:p>
      <text:p text:style-name="P3"><text:soft-page-break/>go over project again and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7T12:10:13.96</dc:date>
    <meta:editing-cycles>28</meta:editing-cycles>
    <meta:editing-duration>P1DT18H49M12S</meta:editing-duration>
    <meta:document-statistic meta:table-count="0" meta:image-count="0" meta:object-count="0" meta:page-count="4" meta:paragraph-count="98" meta:word-count="503" meta:character-count="32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